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AMOS SALVADOR, RAMIR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AMOS SALVADOR, RAMIR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354784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7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2 - Trans. Aer. Caja con Ave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1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3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20:05:0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